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>
      <style:paragraph-properties fo:margin-left="0.794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.794cm" fo:margin-right="0cm" fo:text-indent="0cm" style:auto-text-indent="false"/>
    </style:style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25" style:family="paragraph" style:parent-style-name="Text_20_body">
      <style:paragraph-properties fo:margin-left="0.794cm" fo:margin-right="0cm" fo:text-align="start" style:justify-single-word="false" fo:text-indent="0cm" style:auto-text-indent="false" style:writing-mode="lr-tb"/>
    </style:style>
    <style:style style:name="P26" style:family="paragraph" style:parent-style-name="Text_20_body" style:list-style-name="L11">
      <style:paragraph-properties fo:margin-right="0cm" fo:text-indent="0cm" style:auto-text-indent="false"/>
    </style:style>
    <style:style style:name="P27" style:family="paragraph" style:parent-style-name="Text_20_body" style:list-style-name="L12"/>
    <style:style style:name="P28" style:family="paragraph" style:parent-style-name="Text_20_body">
      <style:paragraph-properties fo:margin-left="1.588cm" fo:margin-right="0cm" fo:text-align="start" style:justify-single-word="false" fo:text-indent="0cm" style:auto-text-indent="false" style:writing-mode="lr-tb"/>
    </style:style>
    <style:style style:name="P29" style:family="paragraph" style:parent-style-name="Text_20_body" style:list-style-name="L13">
      <style:paragraph-properties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3"/>
    <style:style style:name="P31" style:family="paragraph" style:parent-style-name="Text_20_body">
      <style:paragraph-properties fo:margin-left="0cm" fo:margin-right="0cm" fo:text-indent="0cm" style:auto-text-indent="false" style:writing-mode="lr-tb"/>
    </style:style>
    <style:style style:name="P32" style:family="paragraph" style:parent-style-name="Text_20_body">
      <style:paragraph-properties fo:margin-left="0.794cm" fo:margin-right="0cm" fo:text-indent="0cm" style:auto-text-indent="false" style:writing-mode="lr-tb"/>
    </style:style>
    <style:style style:name="P33" style:family="paragraph" style:parent-style-name="Text_20_body">
      <style:paragraph-properties fo:margin-left="1.588cm" fo:margin-right="0cm" fo:text-indent="0cm" style:auto-text-indent="false" style:writing-mode="lr-tb"/>
    </style:style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 style:list-style-name="L17">
      <style:text-properties officeooo:paragraph-rsid="0012207e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12207e"/>
    </style:style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0"/>
    <style:style style:name="P43" style:family="paragraph" style:parent-style-name="Text_20_body">
      <style:paragraph-properties fo:margin-left="1.588cm" fo:margin-right="0cm" fo:text-indent="0cm" style:auto-text-indent="false"/>
    </style:style>
    <style:style style:name="P44" style:family="paragraph" style:parent-style-name="Text_20_body">
      <style:paragraph-properties fo:margin-right="0cm" fo:text-indent="0cm" style:auto-text-indent="false"/>
    </style:style>
    <style:style style:name="P45" style:family="paragraph" style:parent-style-name="Text_20_body">
      <style:paragraph-properties fo:margin-left="2.381cm" fo:margin-right="0cm" fo:text-indent="0cm" style:auto-text-indent="false"/>
    </style:style>
    <style:style style:name="P46" style:family="paragraph" style:parent-style-name="Text_20_body" style:list-style-name="L21">
      <style:paragraph-properties fo:margin-right="0cm" fo:text-indent="0cm" style:auto-text-indent="false"/>
    </style:style>
    <style:style style:name="P47" style:family="paragraph" style:parent-style-name="Text_20_body">
      <style:paragraph-properties fo:margin-left="3.175cm" fo:margin-right="0cm" fo:text-indent="0cm" style:auto-text-indent="false"/>
    </style:style>
    <style:style style:name="P48" style:family="paragraph" style:parent-style-name="Text_20_body">
      <style:paragraph-properties fo:margin-left="2.381cm" fo:margin-right="0cm" fo:margin-top="0cm" fo:margin-bottom="0cm" style:contextual-spacing="false" fo:text-indent="0cm" style:auto-text-indent="false"/>
    </style:style>
    <style:style style:name="P49" style:family="paragraph" style:parent-style-name="Text_20_body">
      <style:paragraph-properties fo:margin-left="2.381cm" fo:margin-top="0cm" fo:margin-bottom="0cm" style:contextual-spacing="false"/>
    </style:style>
    <style:style style:name="P50" style:family="paragraph" style:parent-style-name="Text_20_body" style:list-style-name="L22"/>
    <style:style style:name="P51" style:family="paragraph" style:parent-style-name="Text_20_body" style:list-style-name="L23"/>
    <style:style style:name="P52" style:family="paragraph" style:parent-style-name="Text_20_body" style:list-style-name="L24">
      <style:paragraph-properties fo:margin-top="0cm" fo:margin-bottom="0cm" style:contextual-spacing="false"/>
    </style:style>
    <style:style style:name="P53" style:family="paragraph" style:parent-style-name="Text_20_body" style:list-style-name="L24"/>
    <style:style style:name="P54" style:family="paragraph" style:parent-style-name="Text_20_body" style:list-style-name="L25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7"/>
    <style:style style:name="P58" style:family="paragraph" style:parent-style-name="Text_20_body" style:list-style-name="L28"/>
    <style:style style:name="P59" style:family="paragraph" style:parent-style-name="Text_20_body" style:list-style-name="L29"/>
    <style:style style:name="P60" style:family="paragraph" style:parent-style-name="Text_20_body">
      <style:paragraph-properties fo:margin-left="0.794cm" fo:margin-top="0cm" fo:margin-bottom="0cm" style:contextual-spacing="false"/>
    </style:style>
    <style:style style:name="P61" style:family="paragraph" style:parent-style-name="Text_20_body" style:list-style-name="L30"/>
    <style:style style:name="P62" style:family="paragraph" style:parent-style-name="Text_20_body" style:list-style-name="L31"/>
    <style:style style:name="P63" style:family="paragraph" style:parent-style-name="Text_20_body" style:list-style-name="L32">
      <style:paragraph-properties fo:margin-top="0cm" fo:margin-bottom="0cm" style:contextual-spacing="false"/>
    </style:style>
    <style:style style:name="P64" style:family="paragraph" style:parent-style-name="Text_20_body" style:list-style-name="L32"/>
    <style:style style:name="P65" style:family="paragraph" style:parent-style-name="Preformatted_20_Text">
      <style:paragraph-properties fo:margin-left="0.794cm" fo:margin-right="0cm" fo:margin-top="0cm" fo:margin-bottom="0.499cm" style:contextual-spacing="false" fo:text-indent="0cm" style:auto-text-indent="false"/>
    </style:style>
    <style:style style:name="P66" style:family="paragraph" style:parent-style-name="Preformatted_20_Text">
      <style:paragraph-properties fo:margin-left="0.794cm" fo:margin-right="0cm" fo:text-indent="0cm" style:auto-text-indent="false"/>
    </style:style>
    <style:style style:name="P67" style:family="paragraph" style:parent-style-name="Text_20_body" style:list-style-name="L33">
      <style:paragraph-properties fo:margin-right="0cm" fo:text-indent="0cm" style:auto-text-indent="false"/>
    </style:style>
    <style:style style:name="P68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69" style:family="paragraph" style:parent-style-name="Text_20_body" style:list-style-name="L34"/>
    <style:style style:name="P70" style:family="paragraph" style:parent-style-name="Preformatted_20_Text" style:list-style-name="L34"/>
    <style:style style:name="P71" style:family="paragraph" style:parent-style-name="Preformatted_20_Text" style:list-style-name="L34">
      <style:paragraph-properties fo:margin-top="0cm" fo:margin-bottom="0.499cm" style:contextual-spacing="false"/>
    </style:style>
    <style:style style:name="P72" style:family="paragraph" style:parent-style-name="Preformatted_20_Text">
      <style:paragraph-properties fo:margin-top="0cm" fo:margin-bottom="0.499cm" style:contextual-spacing="false"/>
    </style:style>
    <style:style style:name="P73" style:family="paragraph" style:parent-style-name="Text_20_body" style:list-style-name="L35">
      <style:paragraph-properties fo:margin-top="0cm" fo:margin-bottom="0cm" style:contextual-spacing="false"/>
    </style:style>
    <style:style style:name="P74" style:family="paragraph" style:parent-style-name="Text_20_body" style:list-style-name="L35"/>
    <style:style style:name="P75" style:family="paragraph" style:parent-style-name="Text_20_body" style:list-style-name="L36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eprocesadores CSS. Sass</text:h>
      <text:h text:style-name="Heading_20_3" text:outline-level="3"/>
      <text:h text:style-name="Heading_20_3" text:outline-level="3">1. Introducción a los preprocesadores CSS</text:h>
      <text:p text:style-name="Text_20_body">CSS es un lenguaje para definir y establecer las propiedades de estilo que tienen los elementos de una interfaz. Los selectores que se utilizan para aplicar esos estilos pueden ser más o menos específicos y existen algunas opciones para agrupar la forma de aplicarlos, de forma más mantenible. Sin embargo, la sencillez del lenguaje CSS hace que también tenga sus limitaciones.</text:p>
      <text:p text:style-name="Text_20_body">Por ejemplo, si se necesita cambiar determinado color para que sea igual en muchos elementos, o se precisa que una propiedad sea relativa a otro valor, o establecer condicionales, etc., CSS es demasiado rígido.</text:p>
      <text:p text:style-name="Text_20_body">Con el fin de poder desarrollar estilos que sean más flexibles, <text:span text:style-name="T1">mantenibles</text:span> y, sobre todo, con una sintaxis más rica, se han desarrollado diferentes <text:span text:style-name="T2">preprocesadores CSS</text:span>. </text:p>
      <text:p text:style-name="Text_20_body">Con los preprocesadores CSS se crean ficheros similares a las hojas de estilo pero con elementos de los lenguajes de programación: variables, estructuras anidadas, operadores, condicionales, includes, etc. </text:p>
      <text:p text:style-name="Text_20_body">Estos ficheros se compilan y se traducen a hojas de estilo CSS válidas para los navegadores.</text:p>
      <text:p text:style-name="Text_20_body">Definición: <text:a xlink:type="simple" xlink:href="https://developer.mozilla.org/es/docs/Glossary/Preprocesador_CSS" text:style-name="Internet_20_link" text:visited-style-name="Visited_20_Internet_20_Link">https://developer.mozilla.org/es/docs/Glossary/Preprocesador_CSS</text:a></text:p>
      <text:p text:style-name="Text_20_body">Los prepocesadores más populares son <text:span text:style-name="T3">Less </text:span>y <text:span text:style-name="T3">Sass</text:span>. Bootstrap, desde su versión 4, utiliza este último para su personalización.</text:p>
      <text:p text:style-name="Standard"/>
      <text:h text:style-name="Heading_20_3" text:outline-level="3">2. Instalación</text:h>
      <text:section text:style-name="Sect1" text:name="yui_3_17_2_1_1741028783371_26">
        <text:list text:style-name="L1">
          <text:list-item>
            <text:p text:style-name="P2"><text:a xlink:type="simple" xlink:href="https://sass-lang.com/install" office:target-frame-name="_blank" xlink:show="new" text:style-name="Internet_20_link" text:visited-style-name="Visited_20_Internet_20_Link">https://sass-lang.com/install</text:a> </text:p>
          </text:list-item>
          <text:list-item>
            <text:p text:style-name="P3">Compilar fichero: <text:span text:style-name="T3">sass fichero.scss fichero.css</text:span> </text:p>
          </text:list-item>
          <text:list-item>
            <text:p text:style-name="P3">Ejecución en modo <text:span text:style-name="T2">watch </text:span>(poner en observación un directorio y hacer que todos los cambios que se produzcan sean compilados de inmediato):  <text:line-break/><text:span text:style-name="T3">sass --watch app/src:app/css</text:span> </text:p>
          </text:list-item>
          <text:list-item>
            <text:p text:style-name="P3">Si no hay errores de sintaxis, se obtiene como resultado un fichero CSS válido. </text:p>
          </text:list-item>
          <text:list-item>
            <text:p text:style-name="P3">Sass permite dos tipos de ficheros fuente distintos: <text:span text:style-name="T2">.sass</text:span> y <text:span text:style-name="T2">.scss</text:span>. El primero se basa en tabulaciones, no utiliza llaves, puntos ni comas. El segundo es una versión más reciente, siendo más similar a un fichero CSS (opción recomendada). </text:p>
          </text:list-item>
          <text:list-item>
            <text:p text:style-name="P3">Conceptos básicos de Sass: <text:a xlink:type="simple" xlink:href="http://sass-lang.com/guide" office:target-frame-name="_blank" xlink:show="new" text:style-name="Internet_20_link" text:visited-style-name="Visited_20_Internet_20_Link">http://sass-lang.com/guide</text:a> </text:p>
          </text:list-item>
          <text:list-item>
            <text:p text:style-name="P4">Referencia completa: <text:a xlink:type="simple" xlink:href="https://sass-lang.com/documentation" office:target-frame-name="_blank" xlink:show="new" text:style-name="Internet_20_link" text:visited-style-name="Visited_20_Internet_20_Link">https://sass-lang.com/documentation</text:a></text:p>
          </text:list-item>
        </text:list>
        <text:p text:style-name="P5">*Posible error de permisos en Powershell (abrir como administrador): <text:bookmark text:name="GUID-9670AFC5-76B8-4321-822A-BCE05800DB5B__CMD_21C4636FD71F498DB3B1B3E34661D4FC"/><text:span text:style-name="User_20_Entry">Set-ExecutionPolicy Unrestricted</text:span></text:p>
        <text:p text:style-name="Text_20_body"/>
        <text:list text:style-name="L2">
          <text:list-item>
            <text:p text:style-name="P6">Opcional: extensión VSCode "Live Sass Compiler" by Glenn Marks</text:p>
          </text:list-item>
        </text:list>
      </text:section>
      <text:p text:style-name="Standard"/>
      <text:p text:style-name="Standard"/>
      <text:h text:style-name="Heading_20_3" text:outline-level="3"><text:soft-page-break/>3. Operadores, variables, listas y mapas</text:h>
      <text:list text:style-name="L3">
        <text:list-item>
          <text:p text:style-name="P7"><text:span text:style-name="Strong_20_Emphasis">Comentarios </text:span>en Sass:</text:p>
          <text:list>
            <text:list-item>
              <text:p text:style-name="P7"><text:span text:style-name="Strong_20_Emphasis">// </text:span> &gt;&gt;  no se compila</text:p>
            </text:list-item>
            <text:list-item>
              <text:p text:style-name="P8"><text:span text:style-name="Strong_20_Emphasis">/*  */</text:span>  &gt;&gt;  sí se compilan</text:p>
            </text:list-item>
          </text:list>
        </text:list-item>
        <text:list-item>
          <text:p text:style-name="P8">Las <text:span text:style-name="Strong_20_Emphasis">variables </text:span>son identificadores precedidos de <text:span text:style-name="Strong_20_Emphasis">$</text:span> </text:p>
        </text:list-item>
      </text:list>
      <text:list text:style-name="L4">
        <text:list-item>
          <text:p text:style-name="P9"><text:span text:style-name="Strong_20_Emphasis">Tipos de datos</text:span>: </text:p>
          <text:list>
            <text:list-item>
              <text:p text:style-name="P9">Números </text:p>
            </text:list-item>
            <text:list-item>
              <text:p text:style-name="P9">Cadenas </text:p>
            </text:list-item>
            <text:list-item>
              <text:p text:style-name="P9">Colores </text:p>
            </text:list-item>
            <text:list-item>
              <text:p text:style-name="P9">Booleanos </text:p>
            </text:list-item>
            <text:list-item>
              <text:p text:style-name="P9">Null </text:p>
            </text:list-item>
            <text:list-item>
              <text:p text:style-name="P9">Mapas y listas </text:p>
            </text:list-item>
          </text:list>
          <text:p text:style-name="P9"/>
        </text:list-item>
        <text:list-item>
          <text:p text:style-name="P10">Sass posibilita usar los<text:span text:style-name="Strong_20_Emphasis"> operadores aritméticos</text:span> habituales: (<text:span text:style-name="Strong_20_Emphasis">+</text:span>, <text:span text:style-name="Strong_20_Emphasis">-</text:span>, <text:span text:style-name="Strong_20_Emphasis">*</text:span>, <text:span text:style-name="Strong_20_Emphasis">/</text:span>, <text:span text:style-name="Strong_20_Emphasis">%</text:span>), (<text:span text:style-name="Strong_20_Emphasis">&lt;</text:span>, <text:span text:style-name="Strong_20_Emphasis">&gt;</text:span>, <text:span text:style-name="Strong_20_Emphasis">&lt;=</text:span>, <text:span text:style-name="Strong_20_Emphasis">&gt;=</text:span>), (<text:span text:style-name="Strong_20_Emphasis">==</text:span>,<text:span text:style-name="Strong_20_Emphasis"> !=</text:span>) </text:p>
        </text:list-item>
        <text:list-item>
          <text:p text:style-name="P10">Se pueden hacer <text:span text:style-name="Strong_20_Emphasis">operaciones </text:span>sobre las variables: </text:p>
        </text:list-item>
      </text:list>
      <text:p text:style-name="P11">$size: 2px * 5;</text:p>
      <text:p text:style-name="P12"/>
      <text:p text:style-name="Text_20_body">&gt;&gt; Documentación operadores: <text:a xlink:type="simple" xlink:href="https://sass-lang.com/documentation/operators" text:style-name="Internet_20_link" text:visited-style-name="Visited_20_Internet_20_Link">https://sass-lang.com/documentation/operators</text:a> </text:p>
      <text:p text:style-name="P12"/>
      <text:list text:style-name="L5">
        <text:list-item>
          <text:p text:style-name="P13">Ámbito de las variables(scope): </text:p>
          <text:list>
            <text:list-item>
              <text:p text:style-name="P13"><text:span text:style-name="Strong_20_Emphasis"><text:span text:style-name="Emphasis">Variables globales:</text:span></text:span> disponibles a lo largo de todo el código Sass; se definen fuera de los bloques (<text:span text:style-name="Strong_20_Emphasis">{}</text:span>), normalmente al principio de los ficheros Sass. </text:p>
            </text:list-item>
            <text:list-item>
              <text:p text:style-name="P14"><text:span text:style-name="Strong_20_Emphasis"><text:span text:style-name="Emphasis">Variables locales:</text:span></text:span> declaradas dentro del bloque de un selector; solo están disponibles y tienen valor para ese selector y sus descendientes. </text:p>
            </text:list-item>
          </text:list>
        </text:list-item>
      </text:list>
      <text:p text:style-name="P15">&gt;&gt; Documentación variables: <text:a xlink:type="simple" xlink:href="https://sass-lang.com/documentation/variables" office:target-frame-name="_blank" xlink:show="new" text:style-name="Internet_20_link" text:visited-style-name="Visited_20_Internet_20_Link">https://sass-lang.com/documentation/variables</text:a></text:p>
      <text:p text:style-name="Text_20_body"/>
      <text:list text:style-name="L6">
        <text:list-item>
          <text:p text:style-name="P16"><text:span text:style-name="Strong_20_Emphasis">Listas</text:span> </text:p>
          <text:list>
            <text:list-item>
              <text:p text:style-name="P16">Son colecciones de valores de datos </text:p>
            </text:list-item>
            <text:list-item>
              <text:p text:style-name="P17">Ejemplo: $sizes: (40px, 80px, 160px); </text:p>
            </text:list-item>
          </text:list>
        </text:list-item>
      </text:list>
      <text:list text:style-name="L7">
        <text:list-item>
          <text:list>
            <text:list-item>
              <text:p text:style-name="P18">Acceso a un elemento concreto: nth($sizes, 2);  //80px; (DEPRECATED)</text:p>
            </text:list-item>
            <text:list-item>
              <text:p text:style-name="P19">También con list.nth($sizes, 2); <text:line-break/>*necesario @use 'sass:list'; </text:p>
            </text:list-item>
          </text:list>
        </text:list-item>
      </text:list>
      <text:p text:style-name="Text_20_body">&gt;&gt; Documentación funciones nativas que ofrece Sass para trabajar con listas: <text:a xlink:type="simple" xlink:href="https://sass-lang.com/documentation/values/lists" office:target-frame-name="_blank" xlink:show="new" text:style-name="Internet_20_link" text:visited-style-name="Visited_20_Internet_20_Link">https://sass-lang.com/documentation/values/lists </text:a></text:p>
      <text:p text:style-name="Text_20_body"/>
      <text:p text:style-name="Text_20_body"/>
      <text:p text:style-name="Text_20_body"/>
      <text:p text:style-name="Text_20_body"/>
      <text:list text:style-name="L8">
        <text:list-item>
          <text:p text:style-name="P20"><text:soft-page-break/><text:span text:style-name="Strong_20_Emphasis">Mapas</text:span> </text:p>
          <text:list>
            <text:list-item>
              <text:p text:style-name="P21">Colecciones de valores de datos a los que accedemos mediante una clave</text:p>
            </text:list-item>
            <text:list-item>
              <text:p text:style-name="P21">Ejemplo: <text:line-break/>$breakpoint: ("pequeño": 576px, "medio": 768px, "grande": 992px);</text:p>
            </text:list-item>
            <text:list-item>
              <text:p text:style-name="P20">Acceso: map-get($breakpoint, "pequeño");</text:p>
            </text:list-item>
            <text:list-item>
              <text:p text:style-name="P21">También con map.get($breakpoint, "pequeño"); <text:line-break/>*necesario @use 'sass:map';  </text:p>
            </text:list-item>
          </text:list>
        </text:list-item>
      </text:list>
      <text:p text:style-name="P15">&gt;&gt; Documentación funciones nativas que ofrece Sass para trabajar con mapas: <text:a xlink:type="simple" xlink:href="https://sass-lang.com/documentation/values/maps" office:target-frame-name="_blank" xlink:show="new" text:style-name="Internet_20_link" text:visited-style-name="Visited_20_Internet_20_Link">https://sass-lang.com/documentation/values/maps</text:a></text:p>
      <text:p text:style-name="Standard"/>
      <text:p text:style-name="Standard"/>
      <text:h text:style-name="Heading_20_3" text:outline-level="3">4. Módulos y partials</text:h>
      <text:p text:style-name="P15"><text:span text:style-name="Strong_20_Emphasis">IMPORTAR FICHEROS (MODULARIZACIÓN)</text:span></text:p>
      <text:p text:style-name="Text_20_body"/>
      <text:list text:style-name="L9">
        <text:list-item>
          <text:p text:style-name="P22"><text:span text:style-name="Strong_20_Emphasis">@use</text:span>, <text:span text:style-name="Strong_20_Emphasis">@forward</text:span> y <text:span text:style-name="Strong_20_Emphasis">@import</text:span> son herramientas para hacer código más modular.</text:p>
        </text:list-item>
      </text:list>
      <text:list text:style-name="L10">
        <text:list-item>
          <text:p text:style-name="P23">Los archivos que serán incluidos en otros se denominan <text:span text:style-name="Strong_20_Emphasis">partials </text:span>y deben comienzar por _ (guion bajo). No son compilados.</text:p>
        </text:list-item>
      </text:list>
      <text:p text:style-name="P24">Por ejemplo, definimos un módulo para las variables:</text:p>
      <text:p text:style-name="P24"><text:span text:style-name="Strong_20_Emphasis">_variables.scss</text:span></text:p>
      <text:p text:style-name="P25">$color1: #001122;<text:line-break/>$color2: #0011FF;</text:p>
      <text:list text:style-name="L11">
        <text:list-item>
          <text:p text:style-name="P26">Los módulos se importan en otros archivos mediante la at-rule <text:span text:style-name="Strong_20_Emphasis">@use</text:span>. No hace falta poner<text:span text:style-name="Strong_20_Emphasis"> el guion bajo ni la extensión</text:span> a la hora de llamar al módulo.</text:p>
        </text:list-item>
      </text:list>
      <text:list text:style-name="L12">
        <text:list-item>
          <text:p text:style-name="P27">Para referenciar una variable importada de otro módulo, hay que poner delante el nombre del módulo (espacio de nombres).</text:p>
        </text:list-item>
      </text:list>
      <text:p text:style-name="P24">En el ejemplo:</text:p>
      <text:p text:style-name="P24"><text:span text:style-name="Strong_20_Emphasis">app.scss</text:span></text:p>
      <text:p text:style-name="P25">@use 'variables';</text:p>
      <text:p text:style-name="P25">h1 {</text:p>
      <text:p text:style-name="P28">color: variables.$color1;</text:p>
      <text:p text:style-name="P25">}</text:p>
      <text:p text:style-name="P25"/>
      <text:list text:style-name="L13">
        <text:list-item>
          <text:p text:style-name="P29">Variables <text:span text:style-name="Strong_20_Emphasis">!default</text:span></text:p>
          <text:list>
            <text:list-item>
              <text:p text:style-name="P30">Mecanismo que nos permite darle valor a las variables desde otro módulo.</text:p>
            </text:list-item>
          </text:list>
        </text:list-item>
      </text:list>
      <text:p text:style-name="Text_20_body"/>
      <text:p text:style-name="Text_20_body"/>
      <text:p text:style-name="Text_20_body"><text:soft-page-break/></text:p>
      <text:p text:style-name="Text_20_body">Ejemplo:</text:p>
      <text:p text:style-name="P31"><text:span text:style-name="Strong_20_Emphasis">_variables.scss</text:span></text:p>
      <text:p text:style-name="P32">$color1: tomato !default;</text:p>
      <text:p text:style-name="P31"><text:span text:style-name="Strong_20_Emphasis"><text:line-break/>app.scss</text:span></text:p>
      <text:p text:style-name="P32">@use 'variables' with (</text:p>
      <text:p text:style-name="P33">$color1: lemonchiffon</text:p>
      <text:p text:style-name="P32">);</text:p>
      <text:p text:style-name="P32">h1 {</text:p>
      <text:p text:style-name="P33">color: variables.$color1;</text:p>
      <text:p text:style-name="P32">}</text:p>
      <text:p text:style-name="P31">*Si no indicamos !default, tendremos un error de compilación al tratar de cambiar el valor de la variable.</text:p>
      <text:p text:style-name="P31"/>
      <text:list text:style-name="L14">
        <text:list-item>
          <text:p text:style-name="P34">Alias</text:p>
        </text:list-item>
      </text:list>
      <text:p text:style-name="P31">@use 'variables' as v;</text:p>
      <text:p text:style-name="P31">h1 {</text:p>
      <text:p text:style-name="P31">color: v.$color1;</text:p>
      <text:p text:style-name="P31">}</text:p>
      <text:p text:style-name="Text_20_body"/>
      <text:p text:style-name="Text_20_body"><text:span text:style-name="Strong_20_Emphasis">@import </text:span>(deprecated)</text:p>
      <text:list text:style-name="L15">
        <text:list-item>
          <text:p text:style-name="P35">Mecanismo de Sass para separar las reglas en distintos ficheros (partials) y luego importarlas o reutilizarlas en el fichero principal. Usado en Bootstrap.<text:line-break/>...<text:line-break/>@import "variables";<text:line-break/>@import "functions";<text:line-break/>...</text:p>
        </text:list-item>
      </text:list>
      <text:p text:style-name="Text_20_body"/>
      <text:list text:style-name="L16">
        <text:list-item>
          <text:p text:style-name="P36">Ficheros (deben comenzar por "<text:span text:style-name="Strong_20_Emphasis">_</text:span>"):<text:line-break/>...<text:line-break/>_functions.scss<text:line-break/>_variables.scss<text:line-break/>...</text:p>
        </text:list-item>
      </text:list>
      <text:list text:style-name="L17">
        <text:list-item>
          <text:p text:style-name="P37">Documentación: <text:a xlink:type="simple" xlink:href="https://sass-lang.com/documentation/at-rules/import" office:target-frame-name="_blank" xlink:show="new" text:style-name="Internet_20_link" text:visited-style-name="Visited_20_Internet_20_Link">https://sass-lang.com/documentation/at-rules/import</text:a></text:p>
        </text:list-item>
      </text:list>
      <text:p text:style-name="P38"><text:soft-page-break/><text:span text:style-name="Strong_20_Emphasis"><text:line-break/>@use</text:span></text:p>
      <text:p text:style-name="P15"><text:span text:style-name="Strong_20_Emphasis"/></text:p>
      <text:p text:style-name="Text_20_body">La directiva @import presenta varios problemas: </text:p>
      <text:list text:style-name="L18">
        <text:list-item>
          <text:p text:style-name="P39">los <text:span text:style-name="Strong_20_Emphasis">miembros </text:span>(variables, funciones, mixins) cargados tienen un <text:span text:style-name="Strong_20_Emphasis">alcance global</text:span>. Esto significa que podemos acceder a ellos desde cualquier hoja de estilos, haciendo muy difícil saber dónde fueron declarados. </text:p>
        </text:list-item>
      </text:list>
      <text:p text:style-name="Text_20_body"><text:span text:style-name="Strong_20_Emphasis">@use</text:span> soluciona este problema:</text:p>
      <text:list text:style-name="L19">
        <text:list-item>
          <text:p text:style-name="P40">los miembros solo pueden ser visibles en la hoja de estilos en la que son cargados<text:span text:style-name="Strong_20_Emphasis">. </text:span>Debido a esto, podremos nombrar nuestros miembros de una manera muy simple y no tendremos ningún problema gracias a que podemos referenciar de qué hoja de estilos provienen sin que haya conflictos entre nombres.</text:p>
        </text:list-item>
      </text:list>
      <text:p text:style-name="P15">Es una regla reciente que sustituye a @import (quedará obsoleta próximamente).</text:p>
      <text:p text:style-name="P15"/>
      <text:p text:style-name="P15">Documentación: <text:a xlink:type="simple" xlink:href="https://sass-lang.com/documentation/at-rules/use" office:target-frame-name="_blank" xlink:show="new" text:style-name="Internet_20_link" text:visited-style-name="Visited_20_Internet_20_Link">https://sass-lang.com/documentation/at-rules/use</text:a></text:p>
      <text:p text:style-name="P15"/>
      <text:p text:style-name="P15"><text:span text:style-name="Strong_20_Emphasis"/></text:p>
      <text:p text:style-name="P15"><text:span text:style-name="Strong_20_Emphasis">@forward</text:span></text:p>
      <text:p text:style-name="P15"/>
      <text:p text:style-name="P15">Prepara a los partials para ser usados con @use. El contenido del fichero especificado en @forward no se utiliza en ese archivo. No se compilan. Idóneos para crear un único fichero que actúa como punto de entrada (entrypoint).</text:p>
      <text:p text:style-name="P15"> </text:p>
      <text:p text:style-name="P15">Documentación: <text:a xlink:type="simple" xlink:href="https://sass-lang.com/documentation/at-rules/forward" office:target-frame-name="_blank" xlink:show="new" text:style-name="Internet_20_link" text:visited-style-name="Visited_20_Internet_20_Link">https://sass-lang.com/documentation/at-rules/forward</text:a></text:p>
      <text:p text:style-name="Standard"/>
      <text:p text:style-name="Standard"/>
      <text:h text:style-name="Heading_20_3" text:outline-level="3">5. Anidación (nesting)</text:h>
      <text:list text:style-name="L20">
        <text:list-item>
          <text:p text:style-name="P41">Ayuda a estructurar el código mediante anidación de etiquetas, facilitando la legibilidad de los ficheros css, haciéndolos similares a los HTML. </text:p>
        </text:list-item>
        <text:list-item>
          <text:p text:style-name="P42">Mediante <text:span text:style-name="Strong_20_Emphasis">&amp;</text:span> podemos referenciar al <text:span text:style-name="Strong_20_Emphasis">elemento padre</text:span>. </text:p>
        </text:list-item>
      </text:list>
      <text:p text:style-name="Text_20_body">Por ejemplo: </text:p>
      <text:p text:style-name="Text_20_body">// Estructura en CSS</text:p>
      <text:p text:style-name="P12"> .card {</text:p>
      <text:p text:style-name="P43">...</text:p>
      <text:p text:style-name="P12">} </text:p>
      <text:p text:style-name="P12">.card:hover {</text:p>
      <text:p text:style-name="P43">...</text:p>
      <text:p text:style-name="P12">}</text:p>
      <text:p text:style-name="P44"/>
      <text:p text:style-name="P44"><text:soft-page-break/>// Alternativa en Sass usando &amp; para referirse al selector padre</text:p>
      <text:p text:style-name="P12"> .card { </text:p>
      <text:p text:style-name="P43">...</text:p>
      <text:p text:style-name="P43">&amp;:hover {...}</text:p>
      <text:p text:style-name="P12">  }</text:p>
      <text:p text:style-name="P44">// ...que no daría el mismo resultado que:</text:p>
      <text:p text:style-name="P12"> .card { </text:p>
      <text:p text:style-name="P43">...</text:p>
      <text:p text:style-name="P43">:hover {...}</text:p>
      <text:p text:style-name="P12">  }</text:p>
      <text:p text:style-name="P12"/>
      <text:p text:style-name="P44">// Otro ejemplo en el que se facilita la escritura de media-queries (la media-query afecta al padre, en este caso a menú)</text:p>
      <text:p text:style-name="P12">.menu {</text:p>
      <text:p text:style-name="P43">@media (min-width: 576px) {</text:p>
      <text:p text:style-name="P45">font-size: 5rem;<text:line-break/>flex-direction: row;</text:p>
      <text:p text:style-name="P43">}</text:p>
      <text:p text:style-name="P12">}</text:p>
      <text:p text:style-name="P12"/>
      <text:list text:style-name="L21">
        <text:list-item>
          <text:p text:style-name="P46">En el selector podemos usar cualquier <text:span text:style-name="Strong_20_Emphasis">combinador</text:span> en cualquier lugar, al igual que css.</text:p>
        </text:list-item>
      </text:list>
      <text:p text:style-name="Text_20_body">// Ejemplo 1:</text:p>
      <text:p text:style-name="P12"> .card &gt; { </text:p>
      <text:p text:style-name="P43">.item {</text:p>
      <text:p text:style-name="P45"> display: none;</text:p>
      <text:p text:style-name="P43">}</text:p>
      <text:p text:style-name="P43">span {</text:p>
      <text:p text:style-name="P45">font-weight: bold;</text:p>
      <text:p text:style-name="P12">}</text:p>
      <text:p text:style-name="P44"/>
      <text:p text:style-name="P44"/>
      <text:p text:style-name="P44"/>
      <text:p text:style-name="P44"><text:soft-page-break/>// Ejemplo 2:</text:p>
      <text:p text:style-name="P43"> .card { </text:p>
      <text:p text:style-name="P45">&gt; .item {</text:p>
      <text:p text:style-name="P47"> display: none;</text:p>
      <text:p text:style-name="P45">}</text:p>
      <text:p text:style-name="P45">span {</text:p>
      <text:p text:style-name="P47">font-weight: bold;</text:p>
      <text:p text:style-name="P45">}</text:p>
      <text:p text:style-name="P48"/>
      <text:p text:style-name="P49"/>
      <text:p text:style-name="P49">&gt;&gt; Ejemplos y documentación: <text:a xlink:type="simple" xlink:href="https://sass-lang.com/documentation/style-rules#nesting" office:target-frame-name="_blank" xlink:show="new" text:style-name="Internet_20_link" text:visited-style-name="Visited_20_Internet_20_Link">https://sass-lang.com/documentation/style-rules#nesting</text:a></text:p>
      <text:p text:style-name="Standard"/>
      <text:h text:style-name="Heading_20_3" text:outline-level="3">6. Interpolación</text:h>
      <text:list text:style-name="L22">
        <text:list-item>
          <text:p text:style-name="P50">Mediante este mecanismo que ofrece Sass podemos <text:span text:style-name="T2">inyectar una expresión</text:span> en casi cualquier lugar de un documento Sass (variables, selectores, nombres de propiedades, comentarios, cadenas, funciones,...), cuyo resultado, tras ser evaluada la expresión, formará un trozo de código CSS.</text:p>
        </text:list-item>
        <text:list-item>
          <text:p text:style-name="P50">Sintaxis: <text:span text:style-name="T2">#{expresión_a_evaluar}</text:span></text:p>
        </text:list-item>
        <text:list-item>
          <text:p text:style-name="P50">Ejemplo: <text:span text:style-name="T2"/></text:p>
        </text:list-item>
      </text:list>
      <text:p text:style-name="P12">$buttton-type: "error";<text:line-break/>$btn-color : #f00;<text:line-break/>.btn-#{$button-type} {<text:line-break/>         background-color: $btn-color;<text:line-break/>} </text:p>
      <text:p text:style-name="P44">*Si no usaramos la interpolación, al crear la clase .btn-error tendríamos un error al compilar.</text:p>
      <text:p text:style-name="Text_20_body">*La interpolación convierte a cadena de texto sin comillas.</text:p>
      <text:p text:style-name="Text_20_body">&gt;&gt; Documentación: <text:a xlink:type="simple" xlink:href="https://sass-lang.com/documentation/interpolation" office:target-frame-name="_blank" xlink:show="new" text:style-name="Internet_20_link" text:visited-style-name="Visited_20_Internet_20_Link">https://sass-lang.com/documentation/interpolation</text:a></text:p>
      <text:h text:style-name="Heading_20_3" text:outline-level="3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7. Funciones</text:h>
      <text:list text:style-name="L23">
        <text:list-item>
          <text:p text:style-name="P51">En Sass es posible definir funciones, de la forma:<text:line-break/><text:line-break/>@function nombre($parámetro1, $parámetro2,...) {<text:line-break/><text:line-break/>     @return ...;<text:line-break/><text:line-break/>}</text:p>
        </text:list-item>
      </text:list>
      <text:list text:style-name="L24">
        <text:list-item>
          <text:p text:style-name="P52">Deben retornar un valor obligatoriamente.</text:p>
        </text:list-item>
        <text:list-item>
          <text:p text:style-name="P53">Pensadas principalmente para realizar operaciones.</text:p>
        </text:list-item>
      </text:list>
      <text:list text:style-name="L25">
        <text:list-item>
          <text:p text:style-name="P54">Documentación funciones: <text:a xlink:type="simple" xlink:href="https://sass-lang.com/documentation/at-rules/function" office:target-frame-name="_blank" xlink:show="new" text:style-name="Internet_20_link" text:visited-style-name="Visited_20_Internet_20_Link">https://sass-lang.com/documentation/at-rules/function</text:a></text:p>
        </text:list-item>
      </text:list>
      <text:p text:style-name="P15"/>
      <text:p text:style-name="P15"><text:span text:style-name="Strong_20_Emphasis">Built-in modules</text:span> (funciones predefinidas)</text:p>
      <text:p text:style-name="Text_20_body"/>
      <text:list text:style-name="L26">
        <text:list-item>
          <text:p text:style-name="P55">Sass proporciona varios módulos que incorporan muchas funciones útiles y mixins, como:</text:p>
          <text:list>
            <text:list-item>
              <text:p text:style-name="P55">sass:math</text:p>
            </text:list-item>
            <text:list-item>
              <text:p text:style-name="P55">sass:string</text:p>
            </text:list-item>
            <text:list-item>
              <text:p text:style-name="P55">sass:color</text:p>
            </text:list-item>
            <text:list-item>
              <text:p text:style-name="P55">sass:list</text:p>
            </text:list-item>
            <text:list-item>
              <text:p text:style-name="P55">sass:map</text:p>
            </text:list-item>
            <text:list-item>
              <text:p text:style-name="P55">sass:selector</text:p>
            </text:list-item>
            <text:list-item>
              <text:p text:style-name="P56">sass:meta</text:p>
            </text:list-item>
          </text:list>
        </text:list-item>
      </text:list>
      <text:list text:style-name="L27">
        <text:list-item>
          <text:p text:style-name="P57">Se cargan con @use:</text:p>
        </text:list-item>
      </text:list>
      <text:p text:style-name="P11">@use "sass:math";</text:p>
      <text:p text:style-name="P11"/>
      <text:p text:style-name="P11">@debug math.div(10, 2);</text:p>
      <text:p text:style-name="Text_20_body"/>
      <text:list text:style-name="L28">
        <text:list-item>
          <text:p text:style-name="P58">Funciones predefinidas de Sass: <text:a xlink:type="simple" xlink:href="https://sass-lang.com/documentation/modules" office:target-frame-name="_blank" xlink:show="new" text:style-name="Internet_20_link" text:visited-style-name="Visited_20_Internet_20_Link">https://sass-lang.com/documentation/modules</text:a></text:p>
        </text:list-item>
      </text:list>
      <text:h text:style-name="Heading_20_3" text:outline-level="3"/>
      <text:p text:style-name="Text_20_body"/>
      <text:p text:style-name="Text_20_body"/>
      <text:h text:style-name="Heading_20_3" text:outline-level="3"/>
      <text:p text:style-name="Text_20_body"/>
      <text:h text:style-name="Heading_20_3" text:outline-level="3"/>
      <text:p text:style-name="Text_20_body"/>
      <text:h text:style-name="Heading_20_3" text:outline-level="3"><text:soft-page-break/>8. Directivas de control de flujo</text:h>
      <text:list text:style-name="L29">
        <text:list-item>
          <text:p text:style-name="P59">Sass ofrece distintas estructuras de control que nos permitirán incluir estilos en base a ciertas condiciones o construir conjuntos de estilos similares con pequeñas variaciones. Estas directivas van principalmente enfocadas en la generación de mixins o funciones reutilizables. </text:p>
        </text:list-item>
        <text:list-item>
          <text:p text:style-name="P59">@if / @else / @else if</text:p>
        </text:list-item>
        <text:list-item>
          <text:p text:style-name="P59">for:<text:line-break/>@for $p from X through Y {<text:line-break/>  ...<text:line-break/>   #{$p} //acceso a los elementos<text:line-break/>}</text:p>
        </text:list-item>
        <text:list-item>
          <text:p text:style-name="P59">@each:</text:p>
        </text:list-item>
      </text:list>
      <text:p text:style-name="P11">$breakpoints: 480px, 576px, 768px, 996px;</text:p>
      <text:p text:style-name="P15"/>
      <text:p text:style-name="P11">@each $i in $breakpoints {</text:p>
      <text:p text:style-name="P11">...</text:p>
      <text:p text:style-name="P60">}</text:p>
      <text:p text:style-name="Text_20_body"/>
      <text:list text:style-name="L30">
        <text:list-item>
          <text:p text:style-name="P61">while:<text:line-break/><text:line-break/>@while $p &lt; X {<text:line-break/>  ...<text:line-break/>   $p:$p+1;<text:line-break/>}</text:p>
        </text:list-item>
      </text:list>
      <text:list text:style-name="L31">
        <text:list-item>
          <text:p text:style-name="P62">Documentación: <text:a xlink:type="simple" xlink:href="https://sass-lang.com/documentation/at-rules/control" text:style-name="Internet_20_link" text:visited-style-name="Visited_20_Internet_20_Link">https://sass-lang.com/documentation/at-rules/control</text:a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p text:style-name="Text_20_body"/>
      <text:h text:style-name="Heading_20_3" text:outline-level="3"><text:soft-page-break/>9. Mixins</text:h>
      <text:list text:style-name="L32">
        <text:list-item>
          <text:p text:style-name="P63">Los mixins definen estilos que podremos <text:span text:style-name="Strong_20_Emphasis">reutilizar </text:span>a lo largo de la hoja de estilos. Evitamos así el uso de clases genéricas.</text:p>
        </text:list-item>
        <text:list-item>
          <text:p text:style-name="P63">Definición del mixin: <text:span text:style-name="Strong_20_Emphasis">@mixin</text:span> <text:span text:style-name="Emphasis">nombre_del_mixin</text:span> { ........ } </text:p>
        </text:list-item>
        <text:list-item>
          <text:p text:style-name="P63">Uso del mixin: <text:span text:style-name="Strong_20_Emphasis">@include</text:span> <text:span text:style-name="Emphasis">nombre_del_mixin</text:span>;</text:p>
        </text:list-item>
        <text:list-item>
          <text:p text:style-name="P64"><text:span text:style-name="Strong_20_Emphasis">Admite argumentos</text:span>, incluso opcionales.</text:p>
        </text:list-item>
        <text:list-item>
          <text:p text:style-name="P64">Ejemplo: </text:p>
        </text:list-item>
      </text:list>
      <text:p text:style-name="P65">@mixin centrado-flex { </text:p>
      <text:p text:style-name="P66"><text:s text:c="2"/>display: flex;</text:p>
      <text:p text:style-name="P66"><text:s text:c="2"/>justify-content: center;</text:p>
      <text:p text:style-name="P66"><text:s text:c="2"/>align-content: center; <text:s/></text:p>
      <text:p text:style-name="P65">}</text:p>
      <text:p text:style-name="P65">header { </text:p>
      <text:p text:style-name="P66"><text:s text:c="2"/>@include centrado-flex;</text:p>
      <text:p text:style-name="P66">}</text:p>
      <text:p text:style-name="P65">footer { </text:p>
      <text:p text:style-name="P66"><text:s text:c="2"/>@include centrado-flex;</text:p>
      <text:p text:style-name="P65">}</text:p>
      <text:p text:style-name="P65"/>
      <text:list text:style-name="L33">
        <text:list-item>
          <text:p text:style-name="P67">Documentación: <text:a xlink:type="simple" xlink:href="https://sass-lang.com/documentation/at-rules/mixin" office:target-frame-name="_blank" xlink:show="new" text:style-name="Internet_20_link" text:visited-style-name="Visited_20_Internet_20_Link">https://sass-lang.com/documentation/at-rules/mixin</text:a></text:p>
        </text:list-item>
      </text:list>
      <text:h text:style-name="Heading_20_3" text:outline-level="3">10. @extend (extensión de selectores)</text:h>
      <text:list text:style-name="L34">
        <text:list-item>
          <text:p text:style-name="P68">Mediante <text:span text:style-name="Strong_20_Emphasis">@extend</text:span> podemos reutilizar los estilos definidos en una clase en otra.</text:p>
        </text:list-item>
        <text:list-item>
          <text:p text:style-name="P69">Similar a los mixins, pero @extend no admite argumentos. Orientado a ser usado en clases.</text:p>
        </text:list-item>
        <text:list-item>
          <text:p text:style-name="P69">Ejemplo:</text:p>
          <text:p text:style-name="P70"><text:span text:style-name="Source_20_Text">.error {</text:span></text:p>
          <text:p text:style-name="P70"><text:span text:style-name="Source_20_Text"><text:s text:c="2"/>border: 1px #f00;</text:span></text:p>
          <text:p text:style-name="P70"><text:span text:style-name="Source_20_Text"><text:s text:c="2"/>background-color: #fdd;</text:span></text:p>
          <text:p text:style-name="P71"><text:span text:style-name="Source_20_Text">}</text:span></text:p>
        </text:list-item>
      </text:list>
      <text:p text:style-name="Preformatted_20_Text"><text:s text:c="2"/>.error--serious {</text:p>
      <text:p text:style-name="Preformatted_20_Text"><text:s text:c="4"/>@extend .error;</text:p>
      <text:p text:style-name="Preformatted_20_Text"><text:s text:c="4"/>border-width: 3px;</text:p>
      <text:p text:style-name="P72"><text:s text:c="3"/>}</text:p>
      <text:list text:style-name="L35">
        <text:list-item>
          <text:p text:style-name="P73">Selectores no permitidos en @extend: </text:p>
          <text:list>
            <text:list-item>
              <text:p text:style-name="P73">Solo se permiten selectores individuales (especificidad al mínimo): clases, id, elementos html, ...</text:p>
            </text:list-item>
            <text:list-item>
              <text:p text:style-name="P74">Por ejemplo, no podríamos hacer un <text:span text:style-name="Strong_20_Emphasis">@extend h1.title</text:span></text:p>
            </text:list-item>
          </text:list>
        </text:list-item>
      </text:list>
      <text:list text:style-name="L36">
        <text:list-item>
          <text:p text:style-name="P75">Documentación: <text:a xlink:type="simple" xlink:href="https://sass-lang.com/documentation/at-rules/extend" office:target-frame-name="_blank" xlink:show="new" text:style-name="Internet_20_link" text:visited-style-name="Visited_20_Internet_20_Link">https://sass-lang.com/documentation/at-rules/extend</text:a> </text:p>
        </text:list-item>
      </text:list>
      <text:p text:style-name="Standard"/>
      <text:p text:style-name="Standard"/>
      <text:p text:style-name="Standard"/>
      <text:h text:style-name="Heading_20_3" text:outline-level="3"><text:soft-page-break/>11. Otras directivas</text:h>
      <text:p text:style-name="Text_20_body"><text:span text:style-name="Strong_20_Emphasis">DEPURACIÓN</text:span></text:p>
      <text:p text:style-name="Text_20_body"><text:span text:style-name="Strong_20_Emphasis">@debug, @error, @warning</text:span></text:p>
      <text:p text:style-name="Text_20_body">Permiten mostrar mensajes y valores de variables y funciones durante el proceso de desarrollo por la terminal.</text:p>
      <text:p text:style-name="Text_20_body">@debug expresión;</text:p>
      <text:p text:style-name="Text_20_body">Se pueden incluir interpolacion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ES-u-co-trad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ES-u-co-trad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20:05:51.920000000</meta:creation-date>
    <dc:date>2025-03-03T20:11:09.035000000</dc:date>
    <meta:editing-duration>PT5M18S</meta:editing-duration>
    <meta:editing-cycles>1</meta:editing-cycles>
    <meta:document-statistic meta:table-count="0" meta:image-count="0" meta:object-count="0" meta:page-count="11" meta:paragraph-count="222" meta:word-count="1533" meta:character-count="10462" meta:non-whitespace-character-count="9109"/>
    <meta:generator>LibreOffice/24.8.5.2$Windows_X86_64 LibreOffice_project/fddf2685c70b461e7832239a0162a77216259f22</meta:generator>
  </office:meta>
</office:document-meta>
</file>